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notes">
      <style:graphic-properties draw:fill-color="#ffffff" fo:min-height="29.1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style:writing-mode="lr-tb"/>
      <style:text-properties fo:font-size="16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T1" style:family="text"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T2" style:family="text">
      <style:text-properties fo:color="#000000" loext:opacity="100%" style:font-name="Liberation Mono1" fo:font-size="16pt" fo:background-color="#ffff38" style:font-name-asian="Liberation Mono1" style:font-size-asian="10pt" style:font-name-complex="Liberation Mono1" style:font-size-complex="10pt"/>
    </style:style>
    <style:style style:name="T3" style:family="text">
      <style:text-properties fo:color="#000000" loext:opacity="100%" style:font-name="Liberation Mono1" fo:font-size="16pt" fo:background-color="transparent" style:font-name-asian="Liberation Mono1" style:font-size-asian="10pt" style:font-name-complex="Liberation Mono1" style:font-size-complex="10pt"/>
    </style:style>
    <style:style style:name="T4" style:family="text">
      <style:text-properties style:font-name="Liberation Mono1" fo:font-size="16pt" fo:background-color="#ffff00" style:font-name-asian="Liberation Mono1" style:font-size-asian="10pt" style:font-name-complex="Liberation Mono1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fo:background-color="transparent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fo:background-color="#ffff00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16pt" fo:background-color="transparent" style:font-name-asian="Liberation Mono1" style:font-size-asian="10pt" style:font-name-complex="Liberation Mono1" style:font-size-complex="10pt"/>
    </style:style>
    <style:style style:name="T8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Gramatika překladače PL/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ůvodní gramatika PL/0</text:p>
          </draw:text-box>
        </draw:frame>
        <draw:frame draw:style-name="gr2" draw:text-style-name="P4" draw:layer="layout" svg:width="24.632cm" svg:height="12.065cm" svg:x="1.27cm" svg:y="2.54cm">
          <draw:text-box>
            <text:p text:style-name="P3"><text:span text:style-name="T1">program = block "." ;</text:span></text:p>
            <text:p text:style-name="P3"><text:span text:style-name="T1">block = [ "const" ident "=" number {"," ident "=" number} ";"]</text:span></text:p>
            <text:p text:style-name="P3"><text:span text:style-name="T1"><text:s text:c="8"/></text:span><text:span text:style-name="T1">[ "var" ident {"," ident} ";"]</text:span></text:p>
            <text:p text:style-name="P3"><text:span text:style-name="T1"><text:s text:c="8"/></text:span><text:span text:style-name="T1">{ "procedure" ident ";" block ";" } statement ;</text:span></text:p>
            <text:p text:style-name="P3"><text:span text:style-name="T1">statement = [ ident ":=" expression </text:span></text:p>
            <text:p text:style-name="P3"><text:span text:style-name="T1"><text:s text:c="14"/></text:span><text:span text:style-name="T1">| "call" ident </text:span></text:p>
            <text:p text:style-name="P3"><text:span text:style-name="T1"><text:s text:c="14"/></text:span><text:span text:style-name="T1">| "?" ident </text:span></text:p>
            <text:p text:style-name="P3"><text:span text:style-name="T1"><text:s text:c="14"/></text:span><text:span text:style-name="T1">| "!" expression </text:span></text:p>
            <text:p text:style-name="P3"><text:span text:style-name="T1"><text:s text:c="14"/></text:span><text:span text:style-name="T1">| "begin" statement {";" statement } "end" </text:span></text:p>
            <text:p text:style-name="P3"><text:span text:style-name="T1"><text:s text:c="14"/></text:span><text:span text:style-name="T1">| "if" condition "then" statement </text:span></text:p>
            <text:p text:style-name="P3"><text:span text:style-name="T1"><text:s text:c="14"/></text:span><text:span text:style-name="T1">| "while" condition "do" statement ];</text:span></text:p>
            <text:p text:style-name="P3"><text:span text:style-name="T1">condition = "odd" expression |</text:span></text:p>
            <text:p text:style-name="P3"><text:span text:style-name="T1"><text:s text:c="12"/></text:span><text:span text:style-name="T1">expression ("="|"#"|"&lt;"|"&lt;="|"&gt;"|"&gt;=") expression ;</text:span></text:p>
            <text:p text:style-name="P3"><text:span text:style-name="T1">expression = [ "+"|"-"] term { ("+"|"-") term};</text:span></text:p>
            <text:p text:style-name="P3"><text:span text:style-name="T1">term = factor {("*"|"/") factor};</text:span></text:p>
            <text:p text:style-name="P3"><text:span text:style-name="T1">factor = ident | number | "(" expression ")"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 presentation:user-transformed="true">
          <draw:text-box>
            <text:p>Změny v block</text:p>
          </draw:text-box>
        </draw:frame>
        <draw:frame draw:style-name="gr2" draw:text-style-name="P6" draw:layer="layout" svg:width="26.114cm" svg:height="10.16cm" svg:x="1.27cm" svg:y="2.54cm">
          <draw:text-box>
            <text:p text:style-name="P3"><text:span text:style-name="T1">block = </text:span></text:p>
            <text:p text:style-name="P5"><text:span text:style-name="T1">[ "const" ident "=" number {"," ident "=" number} ";"]</text:span></text:p>
            <text:p text:style-name="P5"><text:span text:style-name="T1">VS</text:span></text:p>
            <text:p text:style-name="P3"><text:span text:style-name="T1">[ "const" ident </text:span><text:span text:style-name="T2">[":" data_type]</text:span><text:span text:style-name="T3"> "=" </text:span><text:span text:style-name="T2">value</text:span><text:span text:style-name="T1"> {"," ident </text:span><text:span text:style-name="T4">[":" data_type]</text:span><text:span text:style-name="T1"> "=" </text:span><text:span text:style-name="T4">value</text:span><text:span text:style-name="T1">} ";"]</text:span></text:p>
            <text:p text:style-name="P3"><text:span text:style-name="T1"/></text:p>
            <text:p text:style-name="P5"><text:span text:style-name="T1">[ "var" ident {"," ident} ";"]</text:span></text:p>
            <text:p text:style-name="P5"><text:span text:style-name="T1">VS</text:span></text:p>
            <text:p text:style-name="P3"><text:span text:style-name="T1">[ "var" ident </text:span><text:span text:style-name="T4">[":" data_type]</text:span><text:span text:style-name="T1"> {"," ident </text:span><text:span text:style-name="T4">[":" data_type]</text:span><text:span text:style-name="T1">} ";"]</text:span></text:p>
            <text:p text:style-name="P3"><text:span text:style-name="T1"/></text:p>
            <text:p text:style-name="P5"><text:span text:style-name="T1">{ "procedure" ident ";" block ";" } statement ;</text:span></text:p>
            <text:p text:style-name="P5"><text:span text:style-name="T1">VS</text:span></text:p>
            <text:p text:style-name="P3"><text:span text:style-name="T1">{ "procedure" ident </text:span><text:span text:style-name="T4">[ "(" ident [ : data_type ] {"," ident [ : data_type ]} ")" ]</text:span><text:span text:style-name="T1"> ";" block ";" } statement 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První dvě porovnání jsou přímočaré – pouze je přidána možnost specifikace datového typu. Specifikace není nutná. Pokud není uvedena, tak se proměnná považuje za číslo (TODO: bylo by pěkné umět rozeznat typ podle pravé strany a automaticky ho dpolnit, ale mi zní dost složitě, proto je to prostě číslo)</text:p>
              <text:p/>
              <text:p>Poslední porovnání je specifikace parametrů do procedury. U parametrů může být dodán typ (TODO: tohle funguje jako nad, pokud typ není, tak to je prostě číslo)</text:p>
            </draw:text-box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Změny ve statement</text:p>
          </draw:text-box>
        </draw:frame>
        <draw:frame draw:style-name="gr2" draw:text-style-name="P7" draw:layer="layout" svg:width="26.67cm" svg:height="11.073cm" svg:x="1.27cm" svg:y="2.54cm">
          <draw:text-box>
            <text:p><text:span text:style-name="T1">statement = [ ident ":=" </text:span><text:span text:style-name="T4">{ident ":="}</text:span><text:span text:style-name="T1"> expression </text:span></text:p>
            <text:p><text:span text:style-name="T1"><text:s text:c="13"/></text:span><text:span text:style-name="T4">| "{" ident {, ident} "} := {" value{, value} "}" </text:span></text:p>
            <text:p><text:span text:style-name="T1"><text:s text:c="13"/></text:span><text:span text:style-name="T1">| "call" ident</text:span></text:p>
            <text:p><text:span text:style-name="T1"><text:s text:c="13"/></text:span><text:span text:style-name="T1">| "?" ident</text:span></text:p>
            <text:p><text:span text:style-name="T1"><text:s text:c="13"/></text:span><text:span text:style-name="T1">| "!" expression </text:span></text:p>
            <text:p><text:span text:style-name="T1"><text:s text:c="13"/></text:span><text:span text:style-name="T1">| "begin" statement {";" statement } "end" </text:span></text:p>
            <text:p><text:span text:style-name="T1"><text:s text:c="13"/></text:span><text:span text:style-name="T1">| "if" condition "then" statement </text:span><text:span text:style-name="T4">[ "else" statement ]</text:span></text:p>
            <text:p><text:span text:style-name="T1"><text:s text:c="13"/></text:span><text:span text:style-name="T4">| "(" condition ") ? " "return" statement ":" "return" statement</text:span></text:p>
            <text:p><text:span text:style-name="T1"><text:s text:c="13"/></text:span><text:span text:style-name="T1">| "while" condition "do" statement</text:span></text:p>
            <text:p><text:span text:style-name="T1"><text:s text:c="13"/></text:span><text:span text:style-name="T4">| "for" number "to" number "do" statement</text:span></text:p>
            <text:p><text:span text:style-name="T5"><text:s text:c="13"/></text:span><text:span text:style-name="T6">| "foreach" ident </text:span><text:span text:style-name="T4">"in" array_ident "do" statement ]</text:span></text:p>
            <text:p><text:span text:style-name="T7"><text:s text:c="13"/></text:span><text:span text:style-name="T4">| "return" valu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1) přidání možnosti multi přiřazení (a = b = c = 5)</text:p>
              <text:p>2) přidání možnosti parelelního přiřazení ( {a, b} = {1, 2})</text:p>
              <text:p>3) else větev</text:p>
              <text:p>4) ternární operátor (zde si nejsem jistý, jestli opravu má být ve statement a jestli má obsahovat “return”, resp. asi by měl hodnotu vrace, ale samozřejmě programátor to return psát nebude)</text:p>
              <text:p>5) for cyklus – jednoduchý, neumí vlastní step</text:p>
              <text:p>6) foreach – možná ani nebudem implementovat, ale takhle by je první návrh, problém je, že takhle nevíme, s kterou hodnou zrovna pracujem</text:p>
              <text:p>7) return statement</text:p>
            </draw:text-box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Změna ve factor</text:p>
          </draw:text-box>
        </draw:frame>
        <draw:frame draw:style-name="gr2" draw:text-style-name="P7" draw:layer="layout" svg:width="24.765cm" svg:height="9.779cm" svg:x="1.27cm" svg:y="2.54cm">
          <draw:text-box>
            <text:p><text:span text:style-name="T1">factor = ident | number | </text:span><text:span text:style-name="T4">value</text:span><text:span text:style-name="T1"> | "("expression ")"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 presentation:user-transformed="true">
          <draw:text-box>
            <text:p>Výsledná gramatika</text:p>
          </draw:text-box>
        </draw:frame>
        <draw:frame draw:style-name="gr2" draw:text-style-name="P9" draw:layer="layout" svg:width="25.4cm" svg:height="11.43cm" svg:x="1.27cm" svg:y="2.54cm">
          <draw:text-box>
            <text:p text:style-name="P8"><text:span text:style-name="T8">program = block "." ;</text:span></text:p>
            <text:p text:style-name="P8"><text:span text:style-name="T8">block = [ "const" ident [":" data_type] "=" value {"," ident [":" data_type] "=" value} ";"] [ "var" ident [":" data_type] {"," ident [":" data_type]} ";"] { "procedure" ident [ "(" ident [ : data_type ] {"," ident [ : data_type ]} ")" ] ";" block ";" } statement ;</text:span></text:p>
            <text:p text:style-name="P8"><text:span text:style-name="T8">statement = [ ident ":=" {ident ":="} expression | "{" ident {, ident} "} := {" value{, value} "}" | "call" ident | "?" ident | "!" expression | "begin" statement {";" statement } "end" | "if" condition "then" statement [ "else" statement ] | "(" condition ") ? " "return" statement ":" "return" statement | "while" condition "do" statement | "for" number "to" number "do" statement | "foreach" array_ident "do" statement ] | "return" value;</text:span></text:p>
            <text:p text:style-name="P8"><text:span text:style-name="T8">condition = "odd" expression | expression ("="|"#"|"&lt;"|"&lt;="|"&gt;"|"&gt;=") expression ;</text:span></text:p>
            <text:p text:style-name="P8"><text:span text:style-name="T8">expression = [ "+"|"-"] term { ("+"|"-") term};</text:span></text:p>
            <text:p text:style-name="P8"><text:span text:style-name="T8">term = factor {("*"|"/") factor};</text:span></text:p>
            <text:p text:style-name="P8"><text:span text:style-name="T8">factor = ident | number | value | "(" expression ")"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29.12cm" svg:x="2.1cm" svg:y="14.107cm" presentation:class="notes" presentation:user-transformed="true">
            <draw:text-box>
              <text:p>Zamýšlené typy jsou int, float, string, bool (možná char?). Co by jazyk měl umožňovat je (seznam dole)</text:p>
              <text:p>Co nevím jestli zvládnem je implementace pole a práce s ním (tedy foreach), ale to bude záviset I na bodech z GUI.</text:p>
              <text:p/>
              <text:p>Seznam funkcí a vlastností:</text:p>
              <text:p/>
              <text:p><text:s text:c="4"/>integer variable and constant (whole number) (not sure if this isn't basically done by the language itself)</text:p>
              <text:p><text:s text:c="4"/>assignments defined in original PL/0</text:p>
              <text:p><text:s text:c="4"/>basic operations (+,-,*,/,&amp;,|,^,())(==, &lt;=, &lt;, &gt;, &gt;=)</text:p>
              <text:p><text:s text:c="4"/>loops - one is compulsory. Other loop types are for bonus points. For now lets try for, while, foreach (if we will have arrays)</text:p>
              <text:p><text:s text:c="4"/>simple condition without</text:p>
              <text:p><text:s text:c="4"/>subprogram definition function/ procedure and its call</text:p>
              <text:p><text:s text:c="4"/>bonus (1pt): else</text:p>
              <text:p><text:s text:c="4"/>bonus (1pt): other loop types</text:p>
              <text:p><text:s text:c="4"/>bonus (1pt): boolean and related operation</text:p>
              <text:p><text:s text:c="4"/>bonus (1pt): data type: real (with integer functionality) - aka. floating point</text:p>
              <text:p><text:s text:c="4"/>bonus (1pt): string with concat operator</text:p>
              <text:p><text:s text:c="4"/>bonus (1pt): switch</text:p>
              <text:p><text:s text:c="4"/>bonus (1pt): multiple assignment - "a = b = c = d = 3"</text:p>
              <text:p><text:s text:c="4"/>bonus (1pt): ternary operator - " (a &lt; b) ? a : b;"</text:p>
              <text:p><text:s text:c="4"/>bonus (1pt): parallel assignment - "{a, b, c, d} = {1, 2, 3, 4}"</text:p>
              <text:p><text:s text:c="4"/>bonus (2pt): string comparison operator</text:p>
              <text:p><text:s text:c="4"/>bonus (2pt): subprogram parameters by value</text:p>
              <text:p><text:s text:c="4"/>bonus (2pt): subprogram return value</text:p>
              <text:p><text:s text:c="4"/>maybe bonus (2pt): array and related operations</text:p>
              <text:p/>
            </draw:text-box>
          </draw:frame>
        </presentation:notes>
      </draw:page>
      <draw:page draw:name="page7" draw:style-name="dp3" draw:master-page-name="Pencil1" presentation:presentation-page-layout-name="AL1T19">
        <office:forms form:automatic-focus="false" form:apply-design-mode="false"/>
        <draw:frame presentation:style-name="pr5" draw:text-style-name="P1" draw:layer="layout" svg:width="23cm" svg:height="1.75cm" svg:x="1.765cm" svg:y="7.14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16:27:08.532349077</meta:creation-date>
    <meta:editing-duration>PT19M45S</meta:editing-duration>
    <meta:editing-cycles>8</meta:editing-cycles>
    <meta:generator>LibreOffice/7.3.6.2$Linux_X86_64 LibreOffice_project/30$Build-2</meta:generator>
    <dc:title>Pencil</dc:title>
    <dc:date>2022-10-29T20:04:21.994796885</dc:date>
    <meta:document-statistic meta:object-count="59"/>
  </office:meta>
</office:document-meta>
</file>